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:Why is Java Code Poratable?</text:p>
      <text:p text:style-name="P1">In Java ,the source code is translated to bytecode . The bytecodes are interpreted by the Java Virtual Machine.The bytecode is not exactly the machine code but just resembles them. With the presence of  a Java VM on any other system  the same set of instructions can be executed makig it porta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4:49:56.199859156</meta:creation-date>
    <dc:date>2018-07-05T14:50:43.501411105</dc:date>
    <meta:editing-duration>PT47S</meta:editing-duration>
    <meta:editing-cycles>1</meta:editing-cycles>
    <meta:document-statistic meta:table-count="0" meta:image-count="0" meta:object-count="0" meta:page-count="1" meta:paragraph-count="2" meta:word-count="57" meta:character-count="326" meta:non-whitespace-character-count="269"/>
    <meta:generator>LibreOffice/5.1.6.2$Linux_X86_64 LibreOffice_project/10m0$Build-2</meta:generator>
  </office:meta>
</office:document-meta>
</file>